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0480fd"/>
    </style:style>
    <style:style style:name="P2" style:family="paragraph" style:parent-style-name="Heading_20_3">
      <style:text-properties fo:font-size="24pt" officeooo:rsid="000480fd" officeooo:paragraph-rsid="000480fd" style:font-size-asian="21pt" style:font-size-complex="24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fo:font-size="24pt" officeooo:rsid="000480fd" officeooo:paragraph-rsid="000480fd" style:font-size-asian="21pt" style:font-size-complex="24pt"/>
    </style:style>
    <style:style style:name="P6" style:family="paragraph" style:parent-style-name="Standard">
      <style:text-properties officeooo:paragraph-rsid="000480fd"/>
    </style:style>
    <style:style style:name="P7" style:family="paragraph" style:parent-style-name="Standard">
      <style:text-properties fo:font-size="24pt" officeooo:rsid="000480fd" officeooo:paragraph-rsid="0008608d" style:font-size-asian="21pt" style:font-size-complex="24pt"/>
    </style:style>
    <style:style style:name="P8" style:family="paragraph" style:parent-style-name="Standard">
      <style:text-properties fo:font-size="12pt" officeooo:paragraph-rsid="000480fd" style:font-size-asian="12pt" style:font-size-complex="12pt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1">
      <style:paragraph-properties fo:margin-top="0in" fo:margin-bottom="0in" loext:contextual-spacing="false" fo:text-align="start" style:justify-single-word="false"/>
    </style:style>
    <style:style style:name="P12" style:family="paragraph" style:parent-style-name="Text_20_body" style:list-style-name="L4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text-align="start" style:justify-single-word="false" style:writing-mode="lr-tb"/>
    </style:style>
    <style:style style:name="T1" style:family="text">
      <style:text-properties officeooo:rsid="00057aa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document is licensed under a Creative Commons Attribution-NonCommercial-ShareAlike 3.0 Unported (CC BY-NC-SA 3.0) license.</text:p>
      <text:p text:style-name="P8"><text:s/></text:p>
      <text:p text:style-name="P5"><text:a xlink:type="simple" xlink:href="https://creativecommons.org/licenses/by-nc-sa/3.0/" text:style-name="Internet_20_link" text:visited-style-name="Visited_20_Internet_20_Link">https://creativecommons.org/licenses/by-nc-sa/3.0/</text:a></text:p>
      <text:p text:style-name="P5"/>
      <text:h text:style-name="P2" text:outline-level="3">You are free to:</text:h>
      <text:section text:style-name="Sect1" text:name="deed-rights">
        <text:list xml:id="list555985583" text:style-name="L1">
          <text:list-item>
            <text:p text:style-name="P11"><text:span text:style-name="Strong_20_Emphasis">Share</text:span> — copy and redistribute the material in any medium or format </text:p>
          </text:list-item>
          <text:list-item>
            <text:p text:style-name="P11"><text:span text:style-name="Strong_20_Emphasis">Adapt</text:span> — remix, transform, and build upon the material </text:p>
          </text:list-item>
        </text:list>
        <text:p text:style-name="P3"><text:bookmark text:name="devnations-container"/><text:bookmark text:name="more-container"/></text:p>
      </text:section>
      <text:p text:style-name="P4"><text:span text:style-name="T1">T</text:span>he licensor cannot revoke these freedoms as long as you follow the license terms. </text:p>
      <text:p text:style-name="P6"/>
      <text:h text:style-name="P1" text:outline-level="3">Under the following terms:</text:h>
      <text:section text:style-name="Sect2" text:name="deed-conditions">
        <text:list xml:id="list54620660" text:style-name="L2">
          <text:list-item>
            <text:p text:style-name="P13"><text:span text:style-name="Strong_20_Emphasis">Attribution</text:span> — You must give <text:bookmark text:name="appropriate_credit_popup"/><text:a xlink:type="simple" xlink:href="https://creativecommons.org/licenses/by-nc-sa/3.0/#" text:style-name="Internet_20_link" text:visited-style-name="Visited_20_Internet_20_Link">appropriate credit</text:a>, provide a link to the license, and <text:bookmark text:name="indicate_changes_popup"/><text:a xlink:type="simple" xlink:href="https://creativecommons.org/licenses/by-nc-sa/3.0/#" text:style-name="Internet_20_link" text:visited-style-name="Visited_20_Internet_20_Link">indicate if changes were made</text:a>. You may do so in any reasonable manner, but not in any way that suggests the licensor endorses you or your use. <text:bookmark text:name="by-more-container"/></text:p>
          </text:list-item>
          <text:list-item>
            <text:p text:style-name="P13"><text:span text:style-name="Strong_20_Emphasis">NonCommercial</text:span> — You may not use the material for <text:bookmark text:name="commercial_purposes_popup"/><text:a xlink:type="simple" xlink:href="https://creativecommons.org/licenses/by-nc-sa/3.0/#" text:style-name="Internet_20_link" text:visited-style-name="Visited_20_Internet_20_Link">commercial purposes</text:a>. <text:bookmark text:name="nc-more-container"/></text:p>
          </text:list-item>
          <text:list-item>
            <text:p text:style-name="P13"><text:span text:style-name="Strong_20_Emphasis">ShareAlike</text:span> — If you remix, transform, or build upon the material, you must distribute your contributions under the <text:bookmark text:name="same_license_popup"/><text:a xlink:type="simple" xlink:href="https://creativecommons.org/licenses/by-nc-sa/3.0/#" text:style-name="Internet_20_link" text:visited-style-name="Visited_20_Internet_20_Link">same license</text:a> as the original. <text:bookmark text:name="sa-more-container"/></text:p>
          </text:list-item>
        </text:list>
      </text:section>
      <text:list xml:id="list1310004592" text:style-name="L3">
        <text:list-item>
          <text:p text:style-name="P9"><text:bookmark text:name="deed-conditions-no-icons"/><text:span text:style-name="Strong_20_Emphasis">No additional restrictions</text:span> — You may not apply legal terms or <text:bookmark text:name="technological_measures_popup"/><text:a xlink:type="simple" xlink:href="https://creativecommons.org/licenses/by-nc-sa/3.0/#" text:style-name="Internet_20_link" text:visited-style-name="Visited_20_Internet_20_Link">technological measures</text:a> that legally restrict others from doing anything the license permits. </text:p>
        </text:list-item>
      </text:list>
      <text:h text:style-name="Heading_20_3" text:outline-level="3">Notices: </text:h>
      <text:section text:style-name="Sect2" text:name="deed-understanding">
        <text:list xml:id="list2531319838" text:style-name="L4">
          <text:list-item>
            <text:p text:style-name="P12">You do not have to comply with the license for elements of the material in the public domain or where your use is permitted by an applicable <text:bookmark text:name="exception_or_limitation_popup"/><text:a xlink:type="simple" xlink:href="https://creativecommons.org/licenses/by-nc-sa/3.0/#" text:style-name="Internet_20_link" text:visited-style-name="Visited_20_Internet_20_Link">exception or limitation</text:a>. </text:p>
          </text:list-item>
          <text:list-item>
            <text:p text:style-name="P10">No warranties are given. The license may not give you all of the permissions necessary for your intended use. For example, other rights such as <text:bookmark text:name="publicity_privacy_or_moral_rights_popup"/><text:a xlink:type="simple" xlink:href="https://creativecommons.org/licenses/by-nc-sa/3.0/#" text:style-name="Internet_20_link" text:visited-style-name="Visited_20_Internet_20_Link">publicity, privacy, or moral rights</text:a> may limit how you use the material. </text:p>
          </text:list-item>
        </text:list>
      </text:section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03:48.868983876</meta:creation-date>
    <dc:date>2020-08-15T15:23:38.655590118</dc:date>
    <meta:editing-duration>PT6M3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227" meta:character-count="1419" meta:non-whitespace-character-count="1197"/>
  </office:meta>
</office:document-meta>
</file>